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5-17_10-13-05_000.jpg</text:p>
          </table:table-cell>
          <table:table-cell table:style-name="ce1" office:value-type="string">
            <text:p>:m 食べた物/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5-17_08-48-13_000.jpg</text:p>
          </table:table-cell>
          <table:table-cell office:value-type="string">
            <text:p>:m music / 楽譜メモ / kb / カノン サビ / k=E t=75 tn=344 / m.2 / 20170517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5-17_08-47-47_000.jpg</text:p>
          </table:table-cell>
          <table:table-cell office:value-type="string">
            <text:p>:m music / 楽譜メモ / kb / カノン サビ / k=D t=75 tn=344 / m.1 / 20170517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5-17_08-47-21_000.jpg</text:p>
          </table:table-cell>
          <table:table-cell office:value-type="string">
            <text:p>:m music / 楽譜メモ / kb / 20170517 / for-practice / t=80 rhy=019 tn=333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5-17_08-46-51_000.jpg</text:p>
          </table:table-cell>
          <table:table-cell office:value-type="string">
            <text:p>:m music / 楽譜メモ / kb / カノン進行　早見表 / k=C,D,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7-05-17_00-21-59_000.jpg</text:p>
          </table:table-cell>
          <table:table-cell office:value-type="string">
            <text:p>:m 1*1 RES / free# VX7GLZ 20#3 / science research / automaton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5-16_19-49-23_000.jpg</text:p>
          </table:table-cell>
          <table:table-cell table:style-name="ce1" office:value-type="string">
            <text:p>:m 食べた物/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7-05-16_18-46-36_000.jpg</text:p>
          </table:table-cell>
          <table:table-cell table:style-name="ce2" office:value-type="string">
            <text:p>:PHOTO 面白いもの / 風景　空 / @いなげや前　北側　/ 遠景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7-05-16_18-46-34_000.jpg</text:p>
          </table:table-cell>
          <table:table-cell table:style-name="ce2" office:value-type="string">
            <text:p>:PHOTO 面白いもの / 風景　空 / @いなげや前　北側　/ 遠景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017-05-16_18-46-32_000.jpg</text:p>
          </table:table-cell>
          <table:table-cell table:style-name="ce2" office:value-type="string">
            <text:p>:PHOTO 面白いもの / 風景　空 / @いなげや前　北側　/ 遠景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5-16_18-46-29_000.jpg</text:p>
          </table:table-cell>
          <table:table-cell table:style-name="ce2" office:value-type="string">
            <text:p>:PHOTO 面白いもの / 風景　空 / @いなげや前　北側　/ 遠景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7-05-16_18-46-28_000.jpg</text:p>
          </table:table-cell>
          <table:table-cell table:style-name="ce2" office:value-type="string">
            <text:p>:PHOTO 面白いもの / 風景　空 / @いなげや前　北側　/ 遠景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7-05-16_18-46-25_000.jpg</text:p>
          </table:table-cell>
          <table:table-cell table:style-name="ce2" office:value-type="string">
            <text:p>:PHOTO 面白いもの / 風景　空 / @いなげや前　北側　/ 遠景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5-16_18-41-54_000.jpg</text:p>
          </table:table-cell>
          <table:table-cell office:value-type="string">
            <text:p>:m other / お金 / 貯金から取り崩した金額 / 900円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5-16_17-45-23_000.jpg</text:p>
          </table:table-cell>
          <table:table-cell office:value-type="string">
            <text:p>:m 5*5 RES / free# K6H7DD 23#1 / シュレーディンガー方程式 / 波動関数 ラジアン　角振動数　振動数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5-16_17-45-09_000.jpg</text:p>
          </table:table-cell>
          <table:table-cell office:value-type="string">
            <text:p>:m 4*5 RES / free# K6H7DD 23#1 / シュレーディンガー方程式 / 波動関数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5-16_17-44-45_000.jpg</text:p>
          </table:table-cell>
          <table:table-cell office:value-type="string">
            <text:p>:m 3*5 RES / free# K6H7DD 23#1 / シュレーディンガー方程式 / 波動関数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5-16_17-44-23_000.jpg</text:p>
          </table:table-cell>
          <table:table-cell office:value-type="string">
            <text:p>:m 2*5 RES / free# K6H7DD 23#1 / シュレーディンガー方程式 / 波動関数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5-16_17-43-34_000.jpg</text:p>
          </table:table-cell>
          <table:table-cell office:value-type="string">
            <text:p>:m 1*5 RES / free# K6H7DD 23#1 / シュレーディンガー方程式 / 波動関数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7-05-16_14-04-13_000.jpg</text:p>
          </table:table-cell>
          <table:table-cell office:value-type="string">
            <text:p>:m 1*1 RES / free# VX7GLZ 20#1 / science research / automaton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5-16_11-00-05_000.jpg</text:p>
          </table:table-cell>
          <table:table-cell table:style-name="ce1" office:value-type="string">
            <text:p>:m 食べた物/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5-16_09-42-45_000.jpg</text:p>
          </table:table-cell>
          <table:table-cell office:value-type="string">
            <text:p>:m 見た夢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5-16_09-42-23_000.jpg</text:p>
          </table:table-cell>
          <table:table-cell office:value-type="string">
            <text:p>:tome <text:s/>/ 音楽をやるなら　⇒　圧倒的知識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5-15_21-51-44_000.jpg</text:p>
          </table:table-cell>
          <table:table-cell office:value-type="string">
            <text:p>:m 1*1 RES / free# K6H7DD 22#1 / シュレーディンガー方程式 / オイラーの公式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5-15_20-08-21_000.jpg</text:p>
          </table:table-cell>
          <table:table-cell table:style-name="ce1" office:value-type="string">
            <text:p>:m 食べた物/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017-05-15_18-44-00_000.jpg</text:p>
          </table:table-cell>
          <table:table-cell office:value-type="string">
            <text:p>-*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5-15_18-36-56_000.jpg</text:p>
          </table:table-cell>
          <table:table-cell office:value-type="string">
            <text:p>:m 1*1 RES / 245 126*7#1 / 『量子コンピュータ』 / cellular automaton || :m 1*1 RES / free# VX7GLZ 19#2 / science research / automaton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5-15_10-55-19_000.jpg</text:p>
          </table:table-cell>
          <table:table-cell office:value-type="string">
            <text:p>:m other / サプリ / 買うもの　補充 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5-15_10-20-03_000.jpg</text:p>
          </table:table-cell>
          <table:table-cell table:style-name="ce1" office:value-type="string">
            <text:p>:m 食べた物/</text:p>
          </table:table-cell>
          <table:table-cell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2017-05-15_10-00-28_000.jpg</text:p>
          </table:table-cell>
          <table:table-cell table:style-name="ce2" office:value-type="string">
            <text:p>:m music / 楽譜メモ / kb / h-11,v-4 / fast-play note-by-note regular-sequence no-skipping / t=80 tn=20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2017-05-15_01-43-02_000.jpg</text:p>
          </table:table-cell>
          <table:table-cell office:value-type="string">
            <text:p>:m 1*2 RES / free# VX7GLZ 18#1 / science research / turing machine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5-15_00-42-44_000.jpg</text:p>
          </table:table-cell>
          <table:table-cell table:style-name="ce1" office:value-type="string">
            <text:p>:m 記録 / 身体　顔　ヒフ / アトピー / 状況　夜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5-15_00-42-39_000.jpg</text:p>
          </table:table-cell>
          <table:table-cell table:style-name="ce1" office:value-type="string">
            <text:p>:m 記録 / 身体　顔　ヒフ / アトピー / 状況　夜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2017-05-15_00-42-35_000.jpg</text:p>
          </table:table-cell>
          <table:table-cell table:style-name="ce1" office:value-type="string">
            <text:p>:m 記録 / 身体　顔　ヒフ / アトピー / 状況　夜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7-05-15_00-42-32_000.jpg</text:p>
          </table:table-cell>
          <table:table-cell table:style-name="ce1" office:value-type="string">
            <text:p>:m 記録 / 身体　顔　ヒフ / アトピー / 状況　夜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2017-05-15_00-42-28_000.jpg</text:p>
          </table:table-cell>
          <table:table-cell table:style-name="ce1" office:value-type="string">
            <text:p>:m 記録 / 身体　顔　ヒフ / アトピー / 状況　夜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2017-05-14_23-07-59_000.jpg</text:p>
          </table:table-cell>
          <table:table-cell office:value-type="string">
            <text:p>:lets / action activity / gnuplot function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2017-05-14_23-07-32_000.jpg</text:p>
          </table:table-cell>
          <table:table-cell office:value-type="string">
            <text:p>:m 2*2 RES / free# VX7GLZ 18#1 / science research / plot sin-cos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2017-05-14_23-07-03_000.jpg</text:p>
          </table:table-cell>
          <table:table-cell office:value-type="string">
            <text:p>:m 1*2 RES / free# VX7GLZ 18#1 / science research / plot sin-cos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2017-05-14_19-44-35_000.jpg</text:p>
          </table:table-cell>
          <table:table-cell table:style-name="ce1" office:value-type="string">
            <text:p>:m 食べた物/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2017-05-14_19-12-12_000.jpg</text:p>
          </table:table-cell>
          <table:table-cell office:value-type="string">
            <text:p>:PHOTO 面白いもの / @東急ショッピングパーク北側商店建物（旧ひよこ店舗） / 店舗工事　ボードを貼った</text:p>
          </table:table-cell>
          <table:table-cell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2017-05-14_18-57-56_000.jpg</text:p>
          </table:table-cell>
          <table:table-cell table:style-name="ce2" office:value-type="string">
            <text:p>:PHOTO 面白いもの / @宮前区役所　広場入口　/ 植え込み 花 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2017-05-14_18-36-03_000.jpg</text:p>
          </table:table-cell>
          <table:table-cell office:value-type="string">
            <text:p>-*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017-05-14_16-07-51_000.jpg</text:p>
          </table:table-cell>
          <table:table-cell office:value-type="string">
            <text:p>:m 見た夢</text:p>
          </table:table-cell>
          <table:table-cell/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2017-05-14_16-07-35_000.jpg</text:p>
          </table:table-cell>
          <table:table-cell table:style-name="ce2" office:value-type="string">
            <text:p>:m :th / 方針 / やること / 数学、とりわけプロット</text:p>
          </table:table-cell>
          <table:table-cell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2017-05-14_16-07-07_000.jpg</text:p>
          </table:table-cell>
          <table:table-cell table:style-name="ce2" office:value-type="string">
            <text:p>:m other / steps / Cake_IFM11 / add memo 食べたもの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2017/05/17</text:date>, <text:time>21:10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7T21:10:59.37</dc:date>
    <dc:creator>岩淵 謙</dc:creator>
    <meta:generator>OpenOffice/4.1.3$Win32 OpenOffice.org_project/413m1$Build-9783</meta:generator>
    <meta:editing-duration>PT3H3M22S</meta:editing-duration>
    <meta:editing-cycles>19</meta:editing-cycles>
    <meta:document-statistic meta:table-count="1" meta:cell-count="141" meta:object-count="0"/>
  </office:meta>
</office:document-meta>
</file>